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D2E7C6896EDEB5DF46.png" manifest:media-type="image/png"/>
  <manifest:file-entry manifest:full-path="Pictures/10000201000003A40000028B904C26CEBC750DDE.png" manifest:media-type="image/png"/>
  <manifest:file-entry manifest:full-path="Pictures/10000201000003A50000022CF08DCE8DA00D8E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249513"/>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2ff790" style:font-weight-asian="bold" style:font-weight-complex="bold"/>
    </style:style>
    <style:style style:name="P10" style:family="paragraph" style:parent-style-name="Text_20_body">
      <style:text-properties fo:font-weight="bold" officeooo:rsid="002ca4a3" officeooo:paragraph-rsid="0031d22e" style:font-weight-asian="bold" style:font-weight-complex="bold"/>
    </style:style>
    <style:style style:name="P11" style:family="paragraph" style:parent-style-name="Text_20_body">
      <style:text-properties fo:font-weight="bold" officeooo:rsid="002ca4a3" officeooo:paragraph-rsid="00372211"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401749"/>
    </style:style>
    <style:style style:name="P16"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17"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18"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0"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57baf" officeooo:paragraph-rsid="00257baf" style:font-weight-asian="bold" style:font-weight-complex="bold"/>
    </style:style>
    <style:style style:name="P21"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officeooo:rsid="00257baf" officeooo:paragraph-rsid="00257baf"/>
    </style:style>
    <style:style style:name="P22"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9"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1" style:family="paragraph" style:parent-style-name="Text_20_body">
      <style:paragraph-properties fo:break-before="page"/>
      <style:text-properties fo:font-weight="normal" officeooo:rsid="002e8cb7" officeooo:paragraph-rsid="002e8cb7" style:font-weight-asian="normal" style:font-weight-complex="normal"/>
    </style:style>
    <style:style style:name="P32" style:family="paragraph" style:parent-style-name="Table_20_Contents">
      <style:paragraph-properties fo:text-align="justify" style:justify-single-word="false"/>
      <style:text-properties officeooo:rsid="002ca4a3" officeooo:paragraph-rsid="002ca4a3"/>
    </style:style>
    <style:style style:name="P33" style:family="paragraph" style:parent-style-name="Table_20_Contents">
      <style:paragraph-properties fo:text-align="justify" style:justify-single-word="false"/>
      <style:text-properties officeooo:rsid="002ca4a3" officeooo:paragraph-rsid="002e8cb7"/>
    </style:style>
    <style:style style:name="P34"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5"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6"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37"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38"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39" style:family="paragraph" style:parent-style-name="Table_20_Contents">
      <style:paragraph-properties fo:text-align="justify" style:justify-single-word="false"/>
      <style:text-properties officeooo:rsid="002e8cb7" officeooo:paragraph-rsid="002e8cb7"/>
    </style:style>
    <style:style style:name="P40" style:family="paragraph" style:parent-style-name="Table_20_Contents">
      <style:paragraph-properties fo:text-align="justify" style:justify-single-word="false"/>
      <style:text-properties officeooo:rsid="002ff790" officeooo:paragraph-rsid="002ff790"/>
    </style:style>
    <style:style style:name="P41" style:family="paragraph" style:parent-style-name="Table_20_Contents">
      <style:paragraph-properties fo:text-align="justify" style:justify-single-word="false"/>
      <style:text-properties officeooo:rsid="002ff790" officeooo:paragraph-rsid="00332021"/>
    </style:style>
    <style:style style:name="P42" style:family="paragraph" style:parent-style-name="Table_20_Contents">
      <style:text-properties officeooo:rsid="0031d22e"/>
    </style:style>
    <style:style style:name="P43" style:family="paragraph" style:parent-style-name="Table_20_Contents">
      <style:paragraph-properties fo:text-align="justify" style:justify-single-word="false"/>
      <style:text-properties officeooo:rsid="0031d22e" officeooo:paragraph-rsid="0031d22e"/>
    </style:style>
    <style:style style:name="P44" style:family="paragraph" style:parent-style-name="Table_20_Contents">
      <style:paragraph-properties fo:text-align="justify" style:justify-single-word="false"/>
      <style:text-properties officeooo:rsid="0031d22e" officeooo:paragraph-rsid="00372211"/>
    </style:style>
    <style:style style:name="P45" style:family="paragraph" style:parent-style-name="Table_20_Contents">
      <style:paragraph-properties fo:text-align="justify" style:justify-single-word="false"/>
      <style:text-properties officeooo:rsid="00332021" officeooo:paragraph-rsid="00332021"/>
    </style:style>
    <style:style style:name="P46" style:family="paragraph" style:parent-style-name="Table_20_Contents">
      <style:paragraph-properties fo:text-align="justify" style:justify-single-word="false"/>
      <style:text-properties officeooo:rsid="00332021" officeooo:paragraph-rsid="00372211"/>
    </style:style>
    <style:style style:name="P47" style:family="paragraph" style:parent-style-name="Table_20_Contents">
      <style:text-properties officeooo:rsid="00372211"/>
    </style:style>
    <style:style style:name="P48" style:family="paragraph" style:parent-style-name="Table_20_Contents">
      <style:paragraph-properties fo:text-align="justify" style:justify-single-word="false"/>
      <style:text-properties officeooo:rsid="00372211" officeooo:paragraph-rsid="00372211"/>
    </style:style>
    <style:style style:name="P49" style:family="paragraph" style:parent-style-name="Table_20_Contents">
      <style:text-properties officeooo:rsid="00372211" officeooo:paragraph-rsid="00372211"/>
    </style:style>
    <style:style style:name="P50" style:family="paragraph" style:parent-style-name="Table_20_Contents">
      <style:text-properties officeooo:rsid="003962eb"/>
    </style:style>
    <style:style style:name="P51" style:family="paragraph" style:parent-style-name="Table_20_Contents">
      <style:paragraph-properties fo:text-align="justify" style:justify-single-word="false"/>
      <style:text-properties officeooo:rsid="003962eb" officeooo:paragraph-rsid="003962eb"/>
    </style:style>
    <style:style style:name="P52" style:family="paragraph" style:parent-style-name="Text_20_body" style:list-style-name="L1">
      <style:text-properties officeooo:rsid="00401749" officeooo:paragraph-rsid="00401749"/>
    </style:style>
    <style:style style:name="P53" style:family="paragraph" style:parent-style-name="Text_20_body">
      <style:text-properties fo:font-weight="normal" officeooo:rsid="0031d22e" officeooo:paragraph-rsid="0031d22e" style:font-weight-asian="normal" style:font-weight-complex="normal"/>
    </style:style>
    <style:style style:name="P54" style:family="paragraph" style:parent-style-name="Text_20_body">
      <style:text-properties officeooo:rsid="0041fdc8" officeooo:paragraph-rsid="0041fdc8"/>
    </style:style>
    <style:style style:name="P55" style:family="paragraph" style:parent-style-name="Text_20_body">
      <style:text-properties officeooo:rsid="004325a7" officeooo:paragraph-rsid="004325a7"/>
    </style:style>
    <style:style style:name="P56" style:family="paragraph" style:parent-style-name="Text_20_body">
      <style:text-properties officeooo:rsid="0044f872" officeooo:paragraph-rsid="0044f872"/>
    </style:style>
    <style:style style:name="P57" style:family="paragraph" style:parent-style-name="Heading_20_2" style:list-style-name=""/>
    <style:style style:name="P58" style:family="paragraph" style:parent-style-name="Heading_20_2" style:list-style-name="">
      <style:text-properties officeooo:rsid="00401749" officeooo:paragraph-rsid="00401749"/>
    </style:style>
    <style:style style:name="P59" style:family="paragraph" style:parent-style-name="Heading_20_2" style:list-style-name="">
      <style:text-properties fo:font-weight="normal" officeooo:rsid="0031d22e" officeooo:paragraph-rsid="00372211" style:font-weight-asian="normal" style:font-weight-complex="normal"/>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fo:font-weight="normal" officeooo:rsid="0031d22e" officeooo:paragraph-rsid="0031d22e" style:font-weight-asian="normal" style:font-weight-complex="normal"/>
    </style:style>
    <style:style style:name="P62" style:family="paragraph" style:parent-style-name="Heading_20_2">
      <style:paragraph-properties fo:break-before="page"/>
      <style:text-properties officeooo:rsid="00401749" officeooo:paragraph-rsid="00401749"/>
    </style:style>
    <style:style style:name="P63"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officeooo:rsid="002e8cb7"/>
    </style:style>
    <style:style style:name="T5" style:family="text">
      <style:text-properties officeooo:rsid="002ff790"/>
    </style:style>
    <style:style style:name="T6" style:family="text">
      <style:text-properties officeooo:rsid="0031d22e"/>
    </style:style>
    <style:style style:name="T7" style:family="text">
      <style:text-properties officeooo:rsid="0032fc2a"/>
    </style:style>
    <style:style style:name="T8" style:family="text">
      <style:text-properties officeooo:rsid="00332021"/>
    </style:style>
    <style:style style:name="T9" style:family="text">
      <style:text-properties officeooo:rsid="00372211"/>
    </style:style>
    <style:style style:name="T10" style:family="text">
      <style:text-properties officeooo:rsid="0037a216"/>
    </style:style>
    <style:style style:name="T11" style:family="text">
      <style:text-properties officeooo:rsid="003b3c68"/>
    </style:style>
    <style:style style:name="T12" style:family="text">
      <style:text-properties officeooo:rsid="00445a96"/>
    </style:style>
    <style:style style:name="T13" style:family="text">
      <style:text-properties officeooo:rsid="00447188"/>
    </style:style>
    <style:style style:name="T14" style:family="text">
      <style:text-properties officeooo:rsid="0046f384"/>
    </style:style>
    <style:style style:name="T15" style:family="text">
      <style:text-properties officeooo:rsid="004848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Ylläpitäjän täytyy hyväksyä jokainen uusi jäsen. Jäsenet pystyvät lisätä kirjoituksia ennelta määriteltyihin aiheryhmiin. Jäsenet pystyvät myös vastata aiemmin läheteltyihin viesteihin, jolloin ne näkyvät vastatun viestin alapuolella.</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 <text:span text:style-name="T14">Kun viesti ”postetaan”, sitä ei oikeasti poisteta tietokannasta, sillä silloin jouduttaisiin hävittämään myös lapsiviestit. Mikäli viesti poistetaan, merkitään se vain tietokannassa ”postetuksi”.</text:span></text:p>
      <text:p text:style-name="P6">Järjstelmä toteuteaan PHP-ohjelmointikielellä, ja se on on käytettävissä <text:span text:style-name="T15">omalla henkilökohtaisella palvelimellani, koska laitoksen users-palvelimella on niin vanha Postgresql versio</text:span>. Järjestelmä toimii käyttäjän selaimessa ilman Javascript tukea, mutta sillä hieman <text:span text:style-name="T15">ehostetaan</text:span> järjestelmän käytettävyyttä. Tietokantana käytettään Postgres-tietokantaa, ja <text:span text:style-name="T11">järjestelmässä käyettään joitakin Postgresin erityisominaisuuksia, jonka johdosta järjestelmää ei pysty suoraan käyttämään toisella tietokantamoottorilla.</text:span></text:p>
      <text:h text:style-name="P63" text:outline-level="1">Yleiskuva järjestelmästä</text:h>
      <text:h text:style-name="Heading_20_2" text:outline-level="2">Käyttötapauskaavio</text:h>
      <text:h text:style-name="Heading_20_2" text:outline-level="2"><draw:frame draw:style-name="fr1" draw:name="Image1" text:anchor-type="paragraph" svg:width="6.6929in" svg:height="3.9882in" draw:z-index="0"><draw:image xlink:href="Pictures/10000201000003A50000022CF08DCE8DA00D8E6D.png" xlink:type="simple" xlink:show="embed" xlink:actuate="onLoad"/></draw:frame></text:h>
      <text:h text:style-name="Heading_20_2" text:outline-level="2">Käyttäjäryhmät</text:h>
      <text:p text:style-name="P3">Jokamies</text:p>
      <text:p text:style-name="P16">Jokamiehellä ei ole muita oikeuksia, kuin lähettää jäsenhakemus, jonka ylläpitäjä voi joko hyväksyä tai hylätä.</text:p>
      <text:p text:style-name="P27">Jäsen</text:p>
      <text:p text:style-name="P16">Jäsenet pystyvät lukea ja kirjoitella viestejä.</text:p>
      <text:p text:style-name="P28">Ylläpitäjä</text:p>
      <text:p text:style-name="P18">Ylläpitäjät voivat hyväksyä uusia jäseniä. He pystyvät poistaa ja siirtää muiden jäsenten viestejä. He pystyvät myös poistaa ja luoda uusia aihealueita.</text:p>
      <text:h text:style-name="P57" text:outline-level="2"/>
      <text:h text:style-name="P60" text:outline-level="2">Käyttötapauskuvaukset</text:h>
      <text:p text:style-name="P4">Jokamiehen käyttötapaukset</text:p>
      <text:p text:style-name="P5"><text:tab/><text:span text:style-name="T3">Jäsenhakemuksen tekeminen</text:span></text:p>
      <text:p text:style-name="P17">Jokainen pystyy halutessaan täyttää ja lähettää lomakkeen, jonka ylläpitäjä voi tarpeen vaatiessa hyväksyä.</text:p>
      <text:p text:style-name="P29">Jäsenen käyttötapaukset</text:p>
      <text:p text:style-name="P20">Viestien lukeminen</text:p>
      <text:p text:style-name="P21">Jäsenet pystyvät lukea haluamiaan viestiketjuja.</text:p>
      <text:p text:style-name="P22">Viestien hakeminen</text:p>
      <text:p text:style-name="P23">Jäsenet pystyvät järjestää viestejä haluamiensa kriteerien mukaisesti.</text:p>
      <text:p text:style-name="P22">Keskusteluun osallistuminen</text:p>
      <text:p text:style-name="P23">Jäsenet pystyvät lisätä viestejä eri alueille, sekä vastata jo olemassa oleviin viesteihin.</text:p>
      <text:p text:style-name="P22">Muut käyttötapaukset</text:p>
      <text:p text:style-name="P23">Kirjautuminen</text:p>
      <text:p text:style-name="P30">Ylläpitäjän käyttötapaukset</text:p>
      <text:p text:style-name="P19">Moderointi</text:p>
      <text:p text:style-name="P24">Ylläpitäjät pysyvät poistamaan ja siirtämään käyttäjien viestejä.</text:p>
      <text:p text:style-name="P25">Uusien jäsenten hyväksyminen</text:p>
      <text:p text:style-name="P26">Ylläpitäjä voi nähdä listan jäsenhakemuksista, joita hän voi halutessaan joko hyväksyä tai hylätä.</text:p>
      <text:p text:style-name="P25">Muut käyttötapaukset</text:p>
      <text:p text:style-name="P26">Kaikki jäsenen käyttötapaukset</text:p>
      <text:h text:style-name="P60" text:outline-level="2">Järjestelmän tietosisältö</text:h>
      <text:p text:style-name="P7"><draw:frame draw:style-name="fr2" draw:name="Image2" text:anchor-type="paragraph" svg:x="0.1236in" svg:y="0in" svg:width="4.0835in" svg:height="4.8543in" draw:z-index="1"><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32">Nimi</text:p>
          </table:table-cell>
          <table:table-cell table:style-name="Table1.A2" office:value-type="string">
            <text:p text:style-name="P32">Merkkijono, max 100 merkkiä</text:p>
          </table:table-cell>
          <table:table-cell table:style-name="Table1.C2" office:value-type="string">
            <text:p text:style-name="P32">Käyttäjän käyttämä nimi</text:p>
          </table:table-cell>
        </table:table-row>
        <table:table-row>
          <table:table-cell table:style-name="Table1.A2" office:value-type="string">
            <text:p text:style-name="P32">Salasanan tiiviste</text:p>
          </table:table-cell>
          <table:table-cell table:style-name="Table1.A2" office:value-type="string">
            <text:p text:style-name="P32">Merkkijono, max 255 merkkiä</text:p>
          </table:table-cell>
          <table:table-cell table:style-name="Table1.C2" office:value-type="string">
            <text:p text:style-name="P32">Salasanatiiviste suolan kanssa</text:p>
          </table:table-cell>
        </table:table-row>
        <table:table-row>
          <table:table-cell table:style-name="Table1.A2" office:value-type="string">
            <text:p text:style-name="P32">Sähköposti</text:p>
          </table:table-cell>
          <table:table-cell table:style-name="Table1.A2" office:value-type="string">
            <text:p text:style-name="P32">Merkkijoho, max 100 merkkiä</text:p>
          </table:table-cell>
          <table:table-cell table:style-name="Table1.C2" office:value-type="string">
            <text:p text:style-name="P32">Käyttäjän sähköpostiosoite</text:p>
          </table:table-cell>
        </table:table-row>
        <table:table-row>
          <table:table-cell table:style-name="Table1.A2" office:value-type="string">
            <text:p text:style-name="P51">Hyväksytty</text:p>
          </table:table-cell>
          <table:table-cell table:style-name="Table1.A2" office:value-type="string">
            <text:p text:style-name="P51">Totuusarvo, oletuksena ei</text:p>
          </table:table-cell>
          <table:table-cell table:style-name="Table1.C2" office:value-type="string">
            <text:p text:style-name="P50">Onko käyttäjä hyväksytty keskusteluun</text:p>
          </table:table-cell>
        </table:table-row>
        <table:table-row>
          <table:table-cell table:style-name="Table1.A2" office:value-type="string">
            <text:p text:style-name="P32">Onko ylläpitäjä</text:p>
          </table:table-cell>
          <table:table-cell table:style-name="Table1.A2" office:value-type="string">
            <text:p text:style-name="P32">Totuusarvo, oletuksena ei</text:p>
          </table:table-cell>
          <table:table-cell table:style-name="Table1.C2" office:value-type="string">
            <text:p text:style-name="P32">Onko käyttäjä ylläpitäjä</text:p>
          </table:table-cell>
        </table:table-row>
      </table:table>
      <text:p text:style-name="P7"/>
      <text:p text:style-name="P8">Tietokohde: <text:span text:style-name="T4">Alue</text:span></text:p>
      <table:table table:name="Table2" table:style-name="Table2">
        <table:table-column table:style-name="Table2.A" table:number-columns-repeated="3"/>
        <table:table-row>
          <table:table-cell table:style-name="Table2.A1" office:value-type="string">
            <text:p text:style-name="P35">Attribuutti</text:p>
          </table:table-cell>
          <table:table-cell table:style-name="Table2.A1" office:value-type="string">
            <text:p text:style-name="P35">Arvojoukko</text:p>
          </table:table-cell>
          <table:table-cell table:style-name="Table2.C1" office:value-type="string">
            <text:p text:style-name="P35">Kuvailu</text:p>
          </table:table-cell>
        </table:table-row>
        <table:table-row>
          <table:table-cell table:style-name="Table2.A2" office:value-type="string">
            <text:p text:style-name="P33">Nimi</text:p>
          </table:table-cell>
          <table:table-cell table:style-name="Table2.A2" office:value-type="string">
            <text:p text:style-name="P33">Merkkijono, max 100 merkkiä</text:p>
          </table:table-cell>
          <table:table-cell table:style-name="Table2.C2" office:value-type="string">
            <text:p text:style-name="P39">Alueen nimi</text:p>
          </table:table-cell>
        </table:table-row>
      </table:table>
      <text:p text:style-name="P12">Viestejä voi lähetellä eri alueille, joita ylläpitäjät voivat halutessaan luoda</text:p>
      <text:p text:style-name="P8">Tietokohde: <text:span text:style-name="T4">Ketju</text:span></text:p>
      <table:table table:name="Table3" table:style-name="Table3">
        <table:table-column table:style-name="Table3.A" table:number-columns-repeated="3"/>
        <table:table-row>
          <table:table-cell table:style-name="Table3.A1" office:value-type="string">
            <text:p text:style-name="P35">Attribuutti</text:p>
          </table:table-cell>
          <table:table-cell table:style-name="Table3.A1" office:value-type="string">
            <text:p text:style-name="P35">Arvojoukko</text:p>
          </table:table-cell>
          <table:table-cell table:style-name="Table3.C1" office:value-type="string">
            <text:p text:style-name="P35">Kuvailu</text:p>
          </table:table-cell>
        </table:table-row>
        <text:soft-page-break/>
        <table:table-row>
          <table:table-cell table:style-name="Table3.A2" office:value-type="string">
            <text:p text:style-name="P40">Alue</text:p>
          </table:table-cell>
          <table:table-cell table:style-name="Table3.A2" office:value-type="string">
            <text:p text:style-name="P45">Kokonaisluku</text:p>
          </table:table-cell>
          <table:table-cell table:style-name="Table3.C2" office:value-type="string">
            <text:p text:style-name="P39">Mihin alueeseen ketju kuuluu</text:p>
          </table:table-cell>
        </table:table-row>
      </table:table>
      <text:p text:style-name="P12">Ketju kuuluu aina tiettyyn alueeseen. Viestit viittaavat aina tiettyyn ketjuun.</text:p>
      <text:h text:style-name="P58" text:outline-level="2"/>
      <text:h text:style-name="P62" text:outline-level="2">Käyttöohjeet</text:h>
      <text:p text:style-name="P15">Ohjelmisto löytyy osoitteesta <text:a xlink:type="simple" xlink:href="http://jarnoluu.users.cs.helsinki.fi/tsoha/" text:style-name="Internet_20_link" text:visited-style-name="Visited_20_Internet_20_Link">http://jarnoluu.users.cs.helsinki.fi/tsoha/</text:a></text:p>
      <text:p text:style-name="P15">Sinne pystyy kirjautua seuraavilla tunnuksilla:</text:p>
      <text:list xml:id="list7710705347452253183" text:style-name="L1">
        <text:list-item>
          <text:p text:style-name="P52">pera@luukku.com</text:p>
        </text:list-item>
        <text:list-item>
          <text:p text:style-name="P52">pirjo@luukku.com (admin)</text:p>
        </text:list-item>
      </text:list>
      <text:p text:style-name="P15">Molempien salasanana ”salasana`.</text:p>
      <text:p text:style-name="P15"/>
      <text:p text:style-name="P31"/>
      <text:p text:style-name="P9">Tietokohde: <text:span text:style-name="T5">Viesti</text:span></text:p>
      <table:table table:name="Table4" table:style-name="Table4">
        <table:table-column table:style-name="Table4.A" table:number-columns-repeated="3"/>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40">Ketju</text:p>
          </table:table-cell>
          <table:table-cell table:style-name="Table4.A2" office:value-type="string">
            <text:p text:style-name="P45">Kokonaisluku</text:p>
          </table:table-cell>
          <table:table-cell table:style-name="Table4.C2" office:value-type="string">
            <text:p text:style-name="P40">Mihin ketjuun viesti kuuluu</text:p>
          </table:table-cell>
        </table:table-row>
        <table:table-row>
          <table:table-cell table:style-name="Table4.A2" office:value-type="string">
            <text:p text:style-name="P40">Viesti mihin vastataan</text:p>
          </table:table-cell>
          <table:table-cell table:style-name="Table4.A2" office:value-type="string">
            <text:p text:style-name="P41"><text:span text:style-name="T8">Kokonaisluku</text:span> tai NULL</text:p>
          </table:table-cell>
          <table:table-cell table:style-name="Table4.C2" office:value-type="string">
            <text:p text:style-name="P40">Mihin viestiin viesti on vastaus. Mikäli NULL, niin tarkoittaa samaa kuin aloitusviesti.</text:p>
          </table:table-cell>
        </table:table-row>
        <table:table-row>
          <table:table-cell table:style-name="Table4.A2" office:value-type="string">
            <text:p text:style-name="P40">Käyttäjä</text:p>
          </table:table-cell>
          <table:table-cell table:style-name="Table4.A2" office:value-type="string">
            <text:p text:style-name="P45">Kokonaisluku</text:p>
          </table:table-cell>
          <table:table-cell table:style-name="Table4.C2" office:value-type="string">
            <text:p text:style-name="P40">Viestin lähettäjä</text:p>
          </table:table-cell>
        </table:table-row>
        <table:table-row>
          <table:table-cell table:style-name="Table4.A2" office:value-type="string">
            <text:p text:style-name="P40">Lähetysaika</text:p>
          </table:table-cell>
          <table:table-cell table:style-name="Table4.A2" office:value-type="string">
            <text:p text:style-name="P40">Aika</text:p>
          </table:table-cell>
          <table:table-cell table:style-name="Table4.C2" office:value-type="string">
            <text:p text:style-name="P40">Milloin viesti on lähetetty</text:p>
          </table:table-cell>
        </table:table-row>
        <table:table-row>
          <table:table-cell table:style-name="Table4.A2" office:value-type="string">
            <text:p text:style-name="P40">Viesti</text:p>
          </table:table-cell>
          <table:table-cell table:style-name="Table4.A2" office:value-type="string">
            <text:p text:style-name="P40">Merkkijono</text:p>
          </table:table-cell>
          <table:table-cell table:style-name="Table4.C2" office:value-type="string">
            <text:p text:style-name="P40">Viestin sisältö</text:p>
          </table:table-cell>
        </table:table-row>
      </table:table>
      <text:p text:style-name="P9"/>
      <text:p text:style-name="P10">Tietokohde: <text:span text:style-name="T6">Luku tieto</text:span></text:p>
      <table:table table:name="Table5" table:style-name="Table5">
        <table:table-column table:style-name="Table5.A" table:number-columns-repeated="3"/>
        <table:table-row>
          <table:table-cell table:style-name="Table5.A1" office:value-type="string">
            <text:p text:style-name="P37">Attribuutti</text:p>
          </table:table-cell>
          <table:table-cell table:style-name="Table5.A1" office:value-type="string">
            <text:p text:style-name="P37">Arvojoukko</text:p>
          </table:table-cell>
          <table:table-cell table:style-name="Table5.C1" office:value-type="string">
            <text:p text:style-name="P37">Kuvailu</text:p>
          </table:table-cell>
        </table:table-row>
        <table:table-row>
          <table:table-cell table:style-name="Table5.A2" office:value-type="string">
            <text:p text:style-name="P43">Ketju</text:p>
          </table:table-cell>
          <table:table-cell table:style-name="Table5.A2" office:value-type="string">
            <text:p text:style-name="P45">Kokonaisluku</text:p>
          </table:table-cell>
          <table:table-cell table:style-name="Table5.C2" office:value-type="string">
            <text:p text:style-name="P43">Mistä ketjusta kyse</text:p>
          </table:table-cell>
        </table:table-row>
        <table:table-row>
          <table:table-cell table:style-name="Table5.A2" office:value-type="string">
            <text:p text:style-name="P43">Käyttäjä</text:p>
          </table:table-cell>
          <table:table-cell table:style-name="Table5.A2" office:value-type="string">
            <text:p text:style-name="P45">Kokonaisluku</text:p>
          </table:table-cell>
          <table:table-cell table:style-name="Table5.C2" office:value-type="string">
            <text:p text:style-name="P43">Mistä käyttäjästä kyse</text:p>
          </table:table-cell>
        </table:table-row>
        <table:table-row>
          <table:table-cell table:style-name="Table5.A2" office:value-type="string">
            <text:p text:style-name="P43">Viimeisin viesti</text:p>
          </table:table-cell>
          <table:table-cell table:style-name="Table5.A2" office:value-type="string">
            <text:p text:style-name="P45">Kokonaisluku</text:p>
          </table:table-cell>
          <table:table-cell table:style-name="Table5.C2" office:value-type="string">
            <text:p text:style-name="P42">Lukuhetkellä ketjuun viimeiseksi lähetetty viesti</text:p>
          </table:table-cell>
        </table:table-row>
      </table:table>
      <text:p text:style-name="P13">Pitää kirjaa mitä ketjuja käyttäjät ovat lukeneet, <text:span text:style-name="T7">ja mikä on viimeisin viesti ketjussa kun se on luettu.</text:span></text:p>
      <text:p text:style-name="P11">Tietokohde: <text:span text:style-name="T9">Kirjautumis tieto</text:span></text:p>
      <table:table table:name="Table6" table:style-name="Table6">
        <table:table-column table:style-name="Table6.A" table:number-columns-repeated="3"/>
        <table:table-row>
          <table:table-cell table:style-name="Table6.A1" office:value-type="string">
            <text:p text:style-name="P38">Attribuutti</text:p>
          </table:table-cell>
          <table:table-cell table:style-name="Table6.A1" office:value-type="string">
            <text:p text:style-name="P38">Arvojoukko</text:p>
          </table:table-cell>
          <table:table-cell table:style-name="Table6.C1" office:value-type="string">
            <text:p text:style-name="P38">Kuvailu</text:p>
          </table:table-cell>
        </table:table-row>
        <table:table-row>
          <table:table-cell table:style-name="Table6.A2" office:value-type="string">
            <text:p text:style-name="P48">Tokeni</text:p>
          </table:table-cell>
          <table:table-cell table:style-name="Table6.A2" office:value-type="string">
            <text:p text:style-name="P48">Merkkijono</text:p>
          </table:table-cell>
          <table:table-cell table:style-name="Table6.C2" office:value-type="string">
            <text:p text:style-name="P47">Satunnaisista merkeistä koostuva merkkijono</text:p>
          </table:table-cell>
        </table:table-row>
        <table:table-row>
          <table:table-cell table:style-name="Table6.A2" office:value-type="string">
            <text:p text:style-name="P44">Käyttäjä</text:p>
          </table:table-cell>
          <table:table-cell table:style-name="Table6.A2" office:value-type="string">
            <text:p text:style-name="P46">Kokonaisluku</text:p>
          </table:table-cell>
          <table:table-cell table:style-name="Table6.C2" office:value-type="string">
            <text:p text:style-name="P44">Mistä käyttäjästä kyse</text:p>
          </table:table-cell>
        </table:table-row>
        <table:table-row>
          <table:table-cell table:style-name="Table6.A2" office:value-type="string">
            <text:p text:style-name="P48">Viimeksi aktiivinen</text:p>
          </table:table-cell>
          <table:table-cell table:style-name="Table6.A2" office:value-type="string">
            <text:p text:style-name="P48">Aika</text:p>
          </table:table-cell>
          <table:table-cell table:style-name="Table6.C2" office:value-type="string">
            <text:p text:style-name="P49">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h text:style-name="P59" text:outline-level="2"/>
      <text:h text:style-name="P61" text:outline-level="2">Relaatiotietokantakaavio</text:h>
      <text:p text:style-name="P13"><draw:frame draw:style-name="fr1" draw:name="Image3" text:anchor-type="paragraph" svg:width="6.6929in" svg:height="4.6752in" draw:z-index="2"><draw:image xlink:href="Pictures/10000201000003A40000028B904C26CEBC750DDE.png" xlink:type="simple" xlink:show="embed" xlink:actuate="onLoad"/></draw:frame></text:p>
      <text:h text:style-name="P63" text:outline-level="1">Järjestelmän yleisrakenne</text:h>
      <text:p text:style-name="P54">Järjestelmässä on käytetty MVC-mallia. Kontrollerit löytyvät hakemistosta app/controllers, mallit app/models ja näkymät app/views. <text:span text:style-name="T13">Apukirjastot löytyvät hakemistosta lib.</text:span></text:p>
      <text:p text:style-name="P55">CSS:n esiprosessoijana käyettään Sass:ia. Index.php tiedostossa tarkistetaan, onko ympäristömuuttujaksi APPLICATION_ENV asetettu ”dev”, ja mikäli on niin css generoidaan jokaisella sivunlatauksella. Kun järjestelmä siirretään palvelimelle deploy.sh skriptin avulla, kutsuu se compilescss.sh skriptiä, joka generoi css:n.</text:p>
      <text:p text:style-name="P55">Javascriptiä käytetään <text:span text:style-name="T12">tiedostossa assets/js/site.js</text:span> luomaan kuvia ketjujen lukuprosenteista, mutta järjestelmä toimii myös ilman sitä.</text:p>
      <text:p text:style-name="P56">Kun käyttäjä kirjautuu sisään, luodaan istuntomuuttuja joka pitää sisällään satunnaisesti generoidun istuntotunnisteen, joka sijoitetaan tietokantaan. Mikäli käyttäjä haluaa että kirjautuminen muistetaan, annetaan se selaimelle keksinä.</text:p>
      <text:p text:style-name="P56"/>
      <text:h text:style-name="P63"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13T20:53:21.237379317</dc:date>
    <meta:editing-duration>PT2H54M23S</meta:editing-duration>
    <meta:editing-cycles>51</meta:editing-cycles>
    <meta:document-statistic meta:table-count="6" meta:image-count="3" meta:object-count="0" meta:page-count="10" meta:paragraph-count="131" meta:word-count="645" meta:character-count="5713" meta:non-whitespace-character-count="5199"/>
  </office:meta>
</office:document-meta>
</file>